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01cm" fo:min-width="5.2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16cm" fo:min-width="5.501cm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2cm" fo:min-width="5.5cm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7.095cm" fo:min-width="5.501cm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1cm" fo:min-width="5.2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25cm" fo:min-width="6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cm" fo:min-width="6cm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24pt" fo:font-weight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6.5cm" svg:height="2.75cm" svg:x="2.75cm" svg:y="4.75cm">
          <text:p text:style-name="P1">geOrchestra<text:line-break/>gateway / security_proxy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.5cm" svg:height="1.445cm" svg:x="1cm" svg:y="1.055cm">
          <draw:text-box>
            <text:p text:style-name="P2"><text:span text:style-name="T1">Schéma « conservateur »</text:span></text:p>
          </draw:text-box>
        </draw:frame>
        <draw:custom-shape draw:style-name="gr3" draw:text-style-name="P1" xml:id="id1" draw:id="id1" draw:layer="layout" svg:width="5.75cm" svg:height="1.751cm" svg:x="35.5cm" svg:y="22.75cm">
          <text:p text:style-name="P1">supers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" draw:id="id2" draw:layer="layout" svg:width="6cm" svg:height="2cm" svg:x="14cm" svg:y="22.751cm">
          <text:p text:style-name="P4"><text:span text:style-name="T2">Hypertable </text:span><text:span text:style-name="T3">stockag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5" draw:layer="layout" draw:type="line" svg:x1="35.5cm" svg:y1="23.625cm" svg:x2="20cm" svg:y2="23.751cm" draw:start-shape="id1" draw:start-glue-point="3" draw:end-shape="id2" draw:end-glue-point="7" svg:d="M35500 23625l-15500 126" svg:viewBox="0 0 15501 127">
          <text:p/>
        </draw:connector>
        <draw:custom-shape draw:style-name="gr6" draw:text-style-name="P1" xml:id="id4" draw:id="id4" draw:layer="layout" svg:width="6cm" svg:height="2.25cm" svg:x="3.75cm" svg:y="19.251cm">
          <text:p text:style-name="P1">Script python<text:line-break/>+ cron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s" svg:x1="17.25cm" svg:y1="7cm" svg:x2="6.75cm" svg:y2="19.251cm" draw:start-shape="id3" draw:start-glue-point="6" draw:end-shape="id4" draw:end-glue-point="0" svg:d="M17250 7000v502l-10500 11248v501" svg:viewBox="0 0 10501 12252">
          <text:p/>
        </draw:connector>
        <draw:connector draw:style-name="gr8" draw:text-style-name="P5" draw:layer="layout" draw:type="lines" svg:x1="6.75cm" svg:y1="21.501cm" svg:x2="17cm" svg:y2="22.751cm" draw:start-shape="id4" draw:start-glue-point="2" draw:end-shape="id2" draw:end-glue-point="4" svg:d="M6750 21501v501l10250 248v501" svg:viewBox="0 0 10251 1251">
          <text:p/>
        </draw:connector>
        <draw:custom-shape draw:style-name="gr4" draw:text-style-name="P1" xml:id="id3" draw:id="id3" draw:layer="layout" svg:width="6cm" svg:height="2cm" svg:x="14.25cm" svg:y="5cm">
          <text:p text:style-name="P1">Log fichie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" draw:text-style-name="P5" draw:layer="layout" draw:type="line" svg:x1="9.25cm" svg:y1="6.125cm" svg:x2="14.25cm" svg:y2="6cm" draw:start-shape="id5" draw:start-glue-point="1" draw:end-shape="id3" draw:end-glue-point="5" svg:d="M9250 6125l5000-125" svg:viewBox="0 0 5001 126">
          <text:p/>
        </draw:connector>
        <draw:custom-shape draw:style-name="gr4" draw:text-style-name="P1" draw:layer="layout" svg:width="6cm" svg:height="2cm" svg:x="22.75cm" svg:y="5.001cm">
          <text:p text:style-name="P1">Archives log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draw:layer="layout" svg:width="6cm" svg:height="2cm" svg:x="14.001cm" svg:y="25.501cm">
          <text:p text:style-name="P6">vues exploitati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6" draw:layer="layout" svg:width="6cm" svg:height="11.75cm" svg:x="19.501cm" svg:y="15.751cm">
          <text:p text:style-name="P6">PG</text:p>
          <text:p text:style-name="P6">timescale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2" draw:style-name="dp1" draw:master-page-name="Standard">
        <draw:custom-shape draw:style-name="gr1" draw:text-style-name="P6" xml:id="id6" draw:id="id6" draw:layer="layout" svg:width="6.5cm" svg:height="2.75cm" svg:x="5.25cm" svg:y="7.75cm">
          <text:p text:style-name="P6">geOrchestra<text:line-break/>gateway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11.75cm" svg:y1="9.125cm" svg:x2="17.25cm" svg:y2="16.251cm" draw:start-shape="id6" draw:start-glue-point="1" draw:end-shape="id7" draw:end-glue-point="4" svg:d="M11750 9125l5500 7126" svg:viewBox="0 0 5501 7127">
          <text:p/>
        </draw:connector>
        <draw:frame draw:style-name="gr2" draw:text-style-name="P3" draw:layer="layout" svg:width="21.5cm" svg:height="1.445cm" svg:x="1cm" svg:y="1.055cm">
          <draw:text-box>
            <text:p text:style-name="P7"><text:span text:style-name="T1">Schéma « docker light » / petite infrastructure</text:span></text:p>
          </draw:text-box>
        </draw:frame>
        <draw:custom-shape draw:style-name="gr12" draw:text-style-name="P6" xml:id="id8" draw:id="id8" draw:layer="layout" svg:width="5.75cm" svg:height="1.25cm" svg:x="35.5cm" svg:y="23.251cm">
          <text:p text:style-name="P6">supers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7" draw:id="id7" draw:layer="layout" svg:width="6cm" svg:height="2cm" svg:x="14.25cm" svg:y="16.251cm">
          <text:p text:style-name="P6">Hypertable intermédiair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xml:id="id9" draw:id="id9" draw:layer="layout" svg:width="6cm" svg:height="2cm" svg:x="14cm" svg:y="22.751cm">
          <text:p text:style-name="P8"><text:span text:style-name="T2">Hypertable stockag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5" draw:layer="layout" draw:type="line" svg:x1="38.375cm" svg:y1="23.251cm" svg:x2="20cm" svg:y2="23.751cm" draw:start-shape="id8" draw:start-glue-point="0" draw:end-shape="id9" draw:end-glue-point="7" svg:d="M38375 23251l-18375 500" svg:viewBox="0 0 18376 501">
          <text:p/>
        </draw:connector>
        <draw:custom-shape draw:style-name="gr6" draw:text-style-name="P6" xml:id="id10" draw:id="id10" draw:layer="layout" svg:width="6cm" svg:height="2.25cm" svg:x="3.75cm" svg:y="19.251cm">
          <text:p text:style-name="P6">Script python<text:line-break/>+ cron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s" svg:x1="17.25cm" svg:y1="18.251cm" svg:x2="6.75cm" svg:y2="19.251cm" draw:start-shape="id7" draw:start-glue-point="6" draw:end-shape="id10" draw:end-glue-point="0" svg:d="M17250 18251v502l-10500-3v501" svg:viewBox="0 0 10501 1001">
          <text:p/>
        </draw:connector>
        <draw:connector draw:style-name="gr8" draw:text-style-name="P5" draw:layer="layout" draw:type="lines" svg:x1="6.75cm" svg:y1="21.501cm" svg:x2="17cm" svg:y2="22.751cm" draw:start-shape="id10" draw:start-glue-point="2" draw:end-shape="id9" draw:end-glue-point="4" svg:d="M6750 21501v501l10250 248v501" svg:viewBox="0 0 10251 1251">
          <text:p/>
        </draw:connector>
        <draw:custom-shape draw:style-name="gr4" draw:text-style-name="P6" draw:layer="layout" svg:width="6cm" svg:height="2cm" svg:x="14.001cm" svg:y="25.501cm">
          <text:p text:style-name="P6">vues exploitati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6" draw:layer="layout" svg:width="6cm" svg:height="11.75cm" svg:x="19.501cm" svg:y="15.751cm">
          <text:p text:style-name="P6">PG</text:p>
          <text:p text:style-name="P6">timescale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3" draw:style-name="dp1" draw:master-page-name="Standard">
        <draw:custom-shape draw:style-name="gr1" draw:text-style-name="P6" xml:id="id16" draw:id="id16" draw:layer="layout" svg:width="6.5cm" svg:height="2.75cm" svg:x="3.75cm" svg:y="3.5cm">
          <text:p text:style-name="P6">geOrchestra<text:line-break/>gateway</text:p>
          <draw:enhanced-geometry svg:viewBox="0 0 21600 21600" draw:type="rectangle" draw:enhanced-path="M 0 0 L 21600 0 21600 21600 0 21600 0 0 Z N"/>
        </draw:custom-shape>
        <draw:custom-shape draw:style-name="gr12" draw:text-style-name="P6" xml:id="id14" draw:id="id14" draw:layer="layout" svg:width="5.75cm" svg:height="1.25cm" svg:x="35.5cm" svg:y="23.25cm">
          <text:p text:style-name="P6">superset</text:p>
          <draw:enhanced-geometry svg:viewBox="0 0 21600 21600" draw:type="rectangle" draw:enhanced-path="M 0 0 L 21600 0 21600 21600 0 21600 0 0 Z N"/>
        </draw:custom-shape>
        <draw:custom-shape draw:style-name="gr13" draw:text-style-name="P6" xml:id="id13" draw:id="id13" draw:layer="layout" svg:width="6.5cm" svg:height="2.5cm" svg:x="3.75cm" svg:y="8cm">
          <text:p text:style-name="P6">Opentelemetry</text:p>
          <text:p text:style-name="P6">collector</text:p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6cm" svg:height="2cm" svg:x="14.25cm" svg:y="16.25cm">
          <text:p text:style-name="P6"><text:span text:style-name="T3">Hypertable intermédiair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xml:id="id15" draw:id="id15" draw:layer="layout" svg:width="6cm" svg:height="2cm" svg:x="14cm" svg:y="22.75cm">
          <text:p text:style-name="P6">Hypertable stockag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6" xml:id="id11" draw:id="id11" draw:layer="layout" svg:width="6.5cm" svg:height="2.25cm" svg:x="4cm" svg:y="12.25cm">
          <text:p text:style-name="P6">vector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7.25cm" svg:y1="14.5cm" svg:x2="17.25cm" svg:y2="16.25cm" draw:start-shape="id11" draw:start-glue-point="2" draw:end-shape="id12" draw:end-glue-point="4" svg:d="M7250 14500l10000 1750" svg:viewBox="0 0 10001 1751">
          <text:p/>
        </draw:connector>
        <draw:connector draw:style-name="gr15" draw:text-style-name="P5" draw:layer="layout" draw:type="line" svg:x1="7cm" svg:y1="10.5cm" svg:x2="7.25cm" svg:y2="12.25cm" draw:start-shape="id13" draw:start-glue-point="2" draw:end-shape="id11" draw:end-glue-point="0" svg:d="M7000 10500l250 1750" svg:viewBox="0 0 251 1751">
          <text:p/>
        </draw:connector>
        <draw:connector draw:style-name="gr5" draw:text-style-name="P5" draw:layer="layout" draw:type="line" svg:x1="38.375cm" svg:y1="23.25cm" svg:x2="20cm" svg:y2="23.75cm" draw:start-shape="id14" draw:start-glue-point="0" draw:end-shape="id15" draw:end-glue-point="7" svg:d="M38375 23250l-18375 500" svg:viewBox="0 0 18376 501">
          <text:p/>
        </draw:connector>
        <draw:connector draw:style-name="gr16" draw:text-style-name="P5" draw:layer="layout" draw:type="line" svg:x1="7cm" svg:y1="8cm" svg:x2="7cm" svg:y2="6.25cm" draw:start-shape="id13" draw:start-glue-point="0" draw:end-shape="id16" draw:end-glue-point="2" svg:d="M7000 8000v-1750" svg:viewBox="0 0 1 1751">
          <text:p/>
        </draw:connector>
        <draw:frame draw:style-name="gr17" draw:text-style-name="P3" draw:layer="layout" svg:width="21.75cm" svg:height="1.195cm" svg:x="1cm" svg:y="1.055cm">
          <draw:text-box>
            <text:p text:style-name="P7"><text:span text:style-name="T1">Schéma « cloud k8s » / grosse infrastructure</text:span></text:p>
          </draw:text-box>
        </draw:frame>
        <draw:custom-shape draw:style-name="gr6" draw:text-style-name="P6" xml:id="id17" draw:id="id17" draw:layer="layout" svg:width="6cm" svg:height="2.25cm" svg:x="3.75cm" svg:y="19.25cm">
          <text:p text:style-name="P6">Script python<text:line-break/>+ cron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s" svg:x1="17.25cm" svg:y1="18.25cm" svg:x2="6.75cm" svg:y2="19.25cm" draw:start-shape="id12" draw:start-glue-point="6" draw:end-shape="id17" draw:end-glue-point="0" svg:d="M17250 18250v502l-10500-3v501" svg:viewBox="0 0 10501 1001">
          <text:p/>
        </draw:connector>
        <draw:connector draw:style-name="gr8" draw:text-style-name="P5" draw:layer="layout" draw:type="lines" svg:x1="6.75cm" svg:y1="21.5cm" svg:x2="17cm" svg:y2="22.75cm" draw:start-shape="id17" draw:start-glue-point="2" draw:end-shape="id15" draw:end-glue-point="4" svg:d="M6750 21500v501l10250 248v501" svg:viewBox="0 0 10251 1251">
          <text:p/>
        </draw:connector>
        <draw:custom-shape draw:style-name="gr10" draw:text-style-name="P6" draw:layer="layout" svg:width="6cm" svg:height="11.75cm" svg:x="19.5cm" svg:y="15.75cm">
          <text:p text:style-name="P6">PG</text:p>
          <text:p text:style-name="P6">timescale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draw:layer="layout" svg:width="6cm" svg:height="2cm" svg:x="14cm" svg:y="25.5cm">
          <text:p text:style-name="P6">vues exploitati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2T15:08:23.253000000</meta:creation-date>
    <dc:date>2025-04-02T16:12:15.185000000</dc:date>
    <meta:editing-duration>PT28M21S</meta:editing-duration>
    <meta:editing-cycles>10</meta:editing-cycles>
    <meta:generator>LibreOffice/24.8.2.1$Windows_X86_64 LibreOffice_project/0f794b6e29741098670a3b95d60478a65d05ef13</meta:generator>
    <meta:document-statistic meta:object-count="41"/>
  </office:meta>
</office:document-meta>
</file>